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justify"/>
      <style:text-properties style:text-position="0% 100%"/>
    </style:style>
    <style:style style:name="P4" style:family="paragraph">
      <style:paragraph-properties fo:text-align="justify"/>
      <style:text-properties style:text-position="0% 100%" fo:font-weight="bold" style:font-weight-asian="bold" style:font-weight-complex="bold"/>
    </style:style>
    <style:style style:name="P5" style:family="paragraph">
      <style:paragraph-properties fo:margin-top="0cm" fo:margin-bottom="0.508cm" fo:text-align="justify"/>
      <style:text-properties fo:font-size="26pt" style:font-size-asian="26pt" style:font-size-complex="26pt"/>
    </style:style>
    <style:style style:name="P6" style:family="paragraph">
      <style:paragraph-properties fo:margin-top="0cm" fo:margin-bottom="0.397cm"/>
      <style:text-properties fo:font-size="26pt" style:font-size-asian="26pt" style:font-size-complex="26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3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mple "Hello World"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p text:style-name="P1"><text:span text:style-name="T1">var Hello = React.createClass({</text:span></text:p>
            <text:p text:style-name="P1"><text:span text:style-name="T1"><text:s text:c="2"/></text:span><text:span text:style-name="T1">render: function () {</text:span></text:p>
            <text:p text:style-name="P1"><text:span text:style-name="T1"><text:s text:c="4"/></text:span><text:span text:style-name="T1">return &lt;div&gt;Hello {this.props.name}&lt;/div&gt;;</text:span></text:p>
            <text:p text:style-name="P1"><text:span text:style-name="T1"><text:s text:c="2"/></text:span><text:span text:style-name="T1">}</text:span></text:p>
            <text:p text:style-name="P1"><text:span text:style-name="T1">});</text:span></text:p>
            <text:p text:style-name="P1"><text:span text:style-name="T1">React.render(&lt;Hello name="World" /&gt;, document.body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 Specifications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2">render: </text:span><text:span text:style-name="T3">should be pure, examine this.props and this.state and return a single child element.</text:span></text:p>
            <text:p text:style-name="P3"><text:span text:style-name="T2">getInitialState</text:span><text:span text:style-name="T3">: Return value is the initial value for state.</text:span></text:p>
            <text:p text:style-name="P3"><text:span text:style-name="T2">getDefaultProps: </text:span><text:span text:style-name="T3">Sets fallback props values if props aren’t supplied.</text:span></text:p>
            <text:p text:style-name="P3"><text:span text:style-name="T2">propTypes:</text:span><text:span text:style-name="T3"> validate props being passed to your components.</text:span></text:p>
            <text:p text:style-name="P3"><text:span text:style-name="T2">mixins:</text:span><text:span text:style-name="T3"> An array of objects, used to extend the current component’s functionality.</text:span></text:p>
            <text:p text:style-name="P3"><text:span text:style-name="T2">displayName</text:span><text:span text:style-name="T3">: used in debugging messag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nents API</text:p>
          </draw:text-box>
        </draw:frame>
        <draw:frame presentation:style-name="pr2" draw:text-style-name="P5" draw:layer="layout" svg:width="25.199cm" svg:height="13.347cm" svg:x="1.4cm" svg:y="4.914cm" presentation:class="outline" presentation:user-transformed="true">
          <draw:text-box>
            <text:p text:style-name="P5"><text:span text:style-name="T4">SetState</text:span><text:span text:style-name="T5">: merges nextState with the current state.</text:span></text:p>
            <text:p text:style-name="P5"><text:span text:style-name="T4">replaceState</text:span><text:span text:style-name="T5">: like setState but deletes any pre-existing state keys that are not in nextState.</text:span></text:p>
            <text:p text:style-name="P5"><text:span text:style-name="T4">forceUpdate</text:span><text:span text:style-name="T5">: call render() on the component, skipping shouldComponentUpdate().</text:span></text:p>
            <text:p text:style-name="P5"><text:span text:style-name="T4">isMounted</text:span><text:span text:style-name="T5">: returns true if the component is rendered into the DOM.</text:span></text:p>
            <text:p text:style-name="P5"><text:span text:style-name="T4">setProps</text:span><text:span text:style-name="T5">: change the properties and trigger re-render.</text:span></text:p>
            <text:p text:style-name="P5"><text:span text:style-name="T4">replaceProps</text:span><text:span text:style-name="T5">: deletes any pre-existing props instead of merging the two objects.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ponent Lifecycle Methods</text:p>
          </draw:text-box>
        </draw:frame>
        <draw:frame presentation:style-name="pr2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4">componentWillMount</text:span><text:span text:style-name="T5">: executed before rendering, on both server and client side.</text:span></text:p>
            <text:p text:style-name="P6"><text:span text:style-name="T4">componentDidMount</text:span><text:span text:style-name="T5">: executed after first render only on the client side. </text:span><text:span text:style-name="T6">This is where integrate with other JavaScript frameworks, set timers using setTimeout or setInterval, or send AJAX requests.</text:span></text:p>
            <text:p text:style-name="P6"><text:span text:style-name="T4">componentWillReceiveProps</text:span><text:span text:style-name="T6">: invoked when a component is receiving new prop. Use setState() here.</text:span></text:p>
            <text:p text:style-name="P6"><text:span text:style-name="T4">shouldComponentUpdate</text:span><text:span text:style-name="T6">: invoked before rendering when new props or state are being received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7" draw:layer="layout" svg:width="25.199cm" svg:height="12.179cm" svg:x="1.4cm" svg:y="4.914cm" presentation:class="outline" presentation:user-transformed="true">
          <draw:text-box>
            <text:p text:style-name="P7"><text:span text:style-name="T5">ComponentWillUpdate: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" fo:font-family="'Liberation Serif', 'Times New Roman'" style:font-family-generic="roman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19:03:56.684588346</meta:creation-date>
    <dc:date>2016-06-23T00:46:57.633902420</dc:date>
    <meta:editing-duration>PT4H42M43S</meta:editing-duration>
    <meta:editing-cycles>12</meta:editing-cycles>
    <meta:generator>LibreOffice/4.2.8.2$Linux_X86_64 LibreOffice_project/420m0$Build-2</meta:generator>
    <meta:document-statistic meta:object-count="41"/>
  </office:meta>
</office:document-meta>
</file>